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1008" table:default-cell-style-name="ce1"/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Min reliable depth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Max reliable depth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Sheet1.P27" table:end-x="16.61mm" table:end-y="0.99mm" draw:z-index="0" draw:style-name="gr1" draw:text-style-name="P1" svg:width="194.98mm" svg:height="109.34mm" svg:x="6.97mm" svg:y="0.02mm">
              <loext:p draw:notify-on-update-of-ranges="Sheet1.D9:Sheet1.D55 Sheet1.A9:Sheet1.A5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Perpendicular reading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tual dist(cm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$ error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([.B9]-[.A9])/[.A9]" office:value-type="string" office:string-value="" calcext:value-type="error">
            <text:p>#DIV/0!</text:p>
          </table:table-cell>
          <table:table-cell table:style-name="ce2" table:formula="of:=ABS([.C9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([.B10]-[.A10])/[.A10]" office:value-type="percentage" office:value="4" calcext:value-type="percentage">
            <text:p>400.00%</text:p>
          </table:table-cell>
          <table:table-cell table:style-name="ce2" table:formula="of:=ABS([.C10])" office:value-type="percentage" office:value="4" calcext:value-type="percentage">
            <text:p>40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table:formula="of:=([.B11]-[.A11])/[.A11]" office:value-type="percentage" office:value="2" calcext:value-type="percentage">
            <text:p>200.00%</text:p>
          </table:table-cell>
          <table:table-cell table:style-name="ce2" table:formula="of:=ABS([.C11])" office:value-type="percentage" office:value="2" calcext:value-type="percentage">
            <text:p>20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([.B12]-[.A12])/[.A12]" office:value-type="percentage" office:value="1" calcext:value-type="percentage">
            <text:p>100.00%</text:p>
          </table:table-cell>
          <table:table-cell table:style-name="ce2" table:formula="of:=ABS([.C12])" office:value-type="percentage" office:value="1" calcext:value-type="percentage">
            <text:p>10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([.B13]-[.A13])/[.A13]" office:value-type="percentage" office:value="0.75" calcext:value-type="percentage">
            <text:p>75.00%</text:p>
          </table:table-cell>
          <table:table-cell table:style-name="ce2" table:formula="of:=ABS([.C13])" office:value-type="percentage" office:value="0.75" calcext:value-type="percentage">
            <text:p>75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table:formula="of:=([.B14]-[.A14])/[.A14]" office:value-type="percentage" office:value="0.4" calcext:value-type="percentage">
            <text:p>40.00%</text:p>
          </table:table-cell>
          <table:table-cell table:style-name="ce2" table:formula="of:=ABS([.C14])" office:value-type="percentage" office:value="0.4" calcext:value-type="percentage">
            <text:p>4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([.B15]-[.A15])/[.A15]" office:value-type="percentage" office:value="0.333333333333333" calcext:value-type="percentage">
            <text:p>33.33%</text:p>
          </table:table-cell>
          <table:table-cell table:style-name="ce2" table:formula="of:=ABS([.C15])" office:value-type="percentage" office:value="0.333333333333333" calcext:value-type="percentage">
            <text:p>33.33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([.B16]-[.A16])/[.A16]" office:value-type="percentage" office:value="0.428571428571429" calcext:value-type="percentage">
            <text:p>42.86%</text:p>
          </table:table-cell>
          <table:table-cell table:style-name="ce2" table:formula="of:=ABS([.C16])" office:value-type="percentage" office:value="0.428571428571429" calcext:value-type="percentage">
            <text:p>42.86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([.B17]-[.A17])/[.A17]" office:value-type="percentage" office:value="0.25" calcext:value-type="percentage">
            <text:p>25.00%</text:p>
          </table:table-cell>
          <table:table-cell table:style-name="ce2" table:formula="of:=ABS([.C17])" office:value-type="percentage" office:value="0.25" calcext:value-type="percentage">
            <text:p>25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([.B18]-[.A18])/[.A18]" office:value-type="percentage" office:value="0.222222222222222" calcext:value-type="percentage">
            <text:p>22.22%</text:p>
          </table:table-cell>
          <table:table-cell table:style-name="ce2" table:formula="of:=ABS([.C18])" office:value-type="percentage" office:value="0.222222222222222" calcext:value-type="percentage">
            <text:p>22.22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([.B19]-[.A19])/[.A19]" office:value-type="percentage" office:value="0.3" calcext:value-type="percentage">
            <text:p>30.00%</text:p>
          </table:table-cell>
          <table:table-cell table:style-name="ce2" table:formula="of:=ABS([.C19])" office:value-type="percentage" office:value="0.3" calcext:value-type="percentage">
            <text:p>3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" table:formula="of:=([.B20]-[.A20])/[.A20]" office:value-type="percentage" office:value="0.272727272727273" calcext:value-type="percentage">
            <text:p>27.27%</text:p>
          </table:table-cell>
          <table:table-cell table:style-name="ce2" table:formula="of:=ABS([.C20])" office:value-type="percentage" office:value="0.272727272727273" calcext:value-type="percentage">
            <text:p>27.27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table:formula="of:=([.B21]-[.A21])/[.A21]" office:value-type="percentage" office:value="0.25" calcext:value-type="percentage">
            <text:p>25.00%</text:p>
          </table:table-cell>
          <table:table-cell table:style-name="ce2" table:formula="of:=ABS([.C21])" office:value-type="percentage" office:value="0.25" calcext:value-type="percentage">
            <text:p>25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" table:formula="of:=([.B22]-[.A22])/[.A22]" office:value-type="percentage" office:value="0.230769230769231" calcext:value-type="percentage">
            <text:p>23.08%</text:p>
          </table:table-cell>
          <table:table-cell table:style-name="ce2" table:formula="of:=ABS([.C22])" office:value-type="percentage" office:value="0.230769230769231" calcext:value-type="percentage">
            <text:p>23.08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2" table:formula="of:=([.B23]-[.A23])/[.A23]" office:value-type="percentage" office:value="0.214285714285714" calcext:value-type="percentage">
            <text:p>21.43%</text:p>
          </table:table-cell>
          <table:table-cell table:style-name="ce2" table:formula="of:=ABS([.C23])" office:value-type="percentage" office:value="0.214285714285714" calcext:value-type="percentage">
            <text:p>21.43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([.B24]-[.A24])/[.A24]" office:value-type="percentage" office:value="0.2" calcext:value-type="percentage">
            <text:p>20.00%</text:p>
          </table:table-cell>
          <table:table-cell table:style-name="ce2" table:formula="of:=ABS([.C24])" office:value-type="percentage" office:value="0.2" calcext:value-type="percentage">
            <text:p>2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table:formula="of:=([.B25]-[.A25])/[.A25]" office:value-type="percentage" office:value="0.1875" calcext:value-type="percentage">
            <text:p>18.75%</text:p>
          </table:table-cell>
          <table:table-cell table:style-name="ce2" table:formula="of:=ABS([.C25])" office:value-type="percentage" office:value="0.1875" calcext:value-type="percentage">
            <text:p>18.75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table:formula="of:=([.B26]-[.A26])/[.A26]" office:value-type="percentage" office:value="0.117647058823529" calcext:value-type="percentage">
            <text:p>11.76%</text:p>
          </table:table-cell>
          <table:table-cell table:style-name="ce2" table:formula="of:=ABS([.C26])" office:value-type="percentage" office:value="0.117647058823529" calcext:value-type="percentage">
            <text:p>11.76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table:formula="of:=([.B27]-[.A27])/[.A27]" office:value-type="percentage" office:value="0.0555555555555556" calcext:value-type="percentage">
            <text:p>5.56%</text:p>
          </table:table-cell>
          <table:table-cell table:style-name="ce2" table:formula="of:=ABS([.C27])" office:value-type="percentage" office:value="0.0555555555555556" calcext:value-type="percentage">
            <text:p>5.56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table:formula="of:=([.B28]-[.A28])/[.A28]" office:value-type="percentage" office:value="0.0526315789473684" calcext:value-type="percentage">
            <text:p>5.26%</text:p>
          </table:table-cell>
          <table:table-cell table:style-name="ce2" table:formula="of:=ABS([.C28])" office:value-type="percentage" office:value="0.0526315789473684" calcext:value-type="percentage">
            <text:p>5.26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table:formula="of:=([.B29]-[.A29])/[.A29]" office:value-type="percentage" office:value="0" calcext:value-type="percentage">
            <text:p>0.00%</text:p>
          </table:table-cell>
          <table:table-cell table:style-name="ce2" table:formula="of:=ABS([.C29])" office:value-type="percentage" office:value="0" calcext:value-type="percentage">
            <text:p>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" table:formula="of:=([.B30]-[.A30])/[.A30]" office:value-type="percentage" office:value="0.0333333333333333" calcext:value-type="percentage">
            <text:p>3.33%</text:p>
          </table:table-cell>
          <table:table-cell table:style-name="ce2" table:formula="of:=ABS([.C30])" office:value-type="percentage" office:value="0.0333333333333333" calcext:value-type="percentage">
            <text:p>3.33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table:formula="of:=([.B31]-[.A31])/[.A31]" office:value-type="percentage" office:value="0" calcext:value-type="percentage">
            <text:p>0.00%</text:p>
          </table:table-cell>
          <table:table-cell table:style-name="ce2" table:formula="of:=ABS([.C31])" office:value-type="percentage" office:value="0" calcext:value-type="percentage">
            <text:p>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table:formula="of:=([.B32]-[.A32])/[.A32]" office:value-type="percentage" office:value="0.02" calcext:value-type="percentage">
            <text:p>2.00%</text:p>
          </table:table-cell>
          <table:table-cell table:style-name="ce2" table:formula="of:=ABS([.C32])" office:value-type="percentage" office:value="0.02" calcext:value-type="percentage">
            <text:p>2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style-name="ce2" table:formula="of:=([.B33]-[.A33])/[.A33]" office:value-type="percentage" office:value="0" calcext:value-type="percentage">
            <text:p>0.00%</text:p>
          </table:table-cell>
          <table:table-cell table:style-name="ce2" table:formula="of:=ABS([.C33])" office:value-type="percentage" office:value="0" calcext:value-type="percentage">
            <text:p>0.00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" table:formula="of:=([.B34]-[.A34])/[.A34]" office:value-type="percentage" office:value="0.0142857142857143" calcext:value-type="percentage">
            <text:p>1.43%</text:p>
          </table:table-cell>
          <table:table-cell table:style-name="ce2" table:formula="of:=ABS([.C34])" office:value-type="percentage" office:value="0.0142857142857143" calcext:value-type="percentage">
            <text:p>1.43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2" table:formula="of:=([.B35]-[.A35])/[.A35]" office:value-type="percentage" office:value="0.0125" calcext:value-type="percentage">
            <text:p>1.25%</text:p>
          </table:table-cell>
          <table:table-cell table:style-name="ce2" table:formula="of:=ABS([.C35])" office:value-type="percentage" office:value="0.0125" calcext:value-type="percentage">
            <text:p>1.25%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2" table:formula="of:=([.B36]-[.A36])/[.A36]" office:value-type="percentage" office:value="0.0222222222222222" calcext:value-type="percentage">
            <text:p>2.22%</text:p>
          </table:table-cell>
          <table:table-cell table:style-name="ce2" table:formula="of:=ABS([.C36])" office:value-type="percentage" office:value="0.0222222222222222" calcext:value-type="percentage">
            <text:p>2.22%</text:p>
          </table:table-cell>
          <table:table-cell table:number-columns-repeated="3"/>
          <table:table-cell office:value-type="string" calcext:value-type="string">
            <text:p>Varying angles at 50cm distanc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table:formula="of:=([.B37]-[.A37])/[.A37]" office:value-type="percentage" office:value="0.01" calcext:value-type="percentage">
            <text:p>1.00%</text:p>
          </table:table-cell>
          <table:table-cell table:style-name="ce2" table:formula="of:=ABS([.C37])" office:value-type="percentage" office:value="0.01" calcext:value-type="percentage">
            <text:p>1.00%</text:p>
          </table:table-cell>
          <table:table-cell table:number-columns-repeated="3"/>
          <table:table-cell office:value-type="string" calcext:value-type="string">
            <text:p>Reading</text:p>
          </table:table-cell>
          <table:table-cell office:value-type="string" calcext:value-type="string">
            <text:p>Deviation Angle </text:p>
          </table:table-cell>
          <table:table-cell office:value-type="string" calcext:value-type="string">
            <text:p>Theoretical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style-name="ce2" table:formula="of:=([.B38]-[.A38])/[.A38]" office:value-type="percentage" office:value="0.00909090909090909" calcext:value-type="percentage">
            <text:p>0.91%</text:p>
          </table:table-cell>
          <table:table-cell table:style-name="ce2" table:formula="of:=ABS([.C38])" office:value-type="percentage" office:value="0.00909090909090909" calcext:value-type="percentage">
            <text:p>0.91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table:formula="of:=50/(COS([.I38]*PI()/180)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style-name="ce2" table:formula="of:=([.B39]-[.A39])/[.A39]" office:value-type="percentage" office:value="0.00833333333333333" calcext:value-type="percentage">
            <text:p>0.83%</text:p>
          </table:table-cell>
          <table:table-cell table:style-name="ce2" table:formula="of:=ABS([.C39])" office:value-type="percentage" office:value="0.00833333333333333" calcext:value-type="percentage">
            <text:p>0.83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3" table:formula="of:=50/(COS([.I39]*PI()/180))" office:value-type="float" office:value="50.7713305942873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style-name="ce2" table:formula="of:=([.B40]-[.A40])/[.A40]" office:value-type="percentage" office:value="0" calcext:value-type="percentage">
            <text:p>0.00%</text:p>
          </table:table-cell>
          <table:table-cell table:style-name="ce2" table:formula="of:=ABS([.C40])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3" table:formula="of:=50/(COS([.I40]*PI()/180))" office:value-type="float" office:value="53.2088886237956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style-name="ce2" table:formula="of:=([.B41]-[.A41])/[.A41]" office:value-type="percentage" office:value="0" calcext:value-type="percentage">
            <text:p>0.00%</text:p>
          </table:table-cell>
          <table:table-cell table:style-name="ce2" table:formula="of:=ABS([.C41])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3" table:formula="of:=50/(COS([.I41]*PI()/180))" office:value-type="float" office:value="57.7350269189626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style-name="ce2" table:formula="of:=([.B42]-[.A42])/[.A42]" office:value-type="percentage" office:value="0" calcext:value-type="percentage">
            <text:p>0.00%</text:p>
          </table:table-cell>
          <table:table-cell table:style-name="ce2" table:formula="of:=ABS([.C42])" office:value-type="percentage" office:value="0" calcext:value-type="percentage">
            <text:p>0.00%</text:p>
          </table:table-cell>
          <table:table-cell table:number-columns-repeated="3"/>
          <table:table-cell table:style-name="Default"/>
          <table:table-cell office:value-type="float" office:value="40" calcext:value-type="float">
            <text:p>40</text:p>
          </table:table-cell>
          <table:table-cell table:style-name="ce3" table:formula="of:=50/(COS([.I42]*PI()/180))" office:value-type="float" office:value="65.2703644666139" calcext:value-type="float">
            <text:p>65</text:p>
          </table:table-cell>
          <table:table-cell table:number-columns-repeated="2"/>
          <table:table-cell office:value-type="string" calcext:value-type="string">
            <text:p>Point of overflow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2" table:formula="of:=([.B43]-[.A43])/[.A43]" office:value-type="percentage" office:value="0.00625" calcext:value-type="percentage">
            <text:p>0.63%</text:p>
          </table:table-cell>
          <table:table-cell table:style-name="ce2" table:formula="of:=ABS([.C43])" office:value-type="percentage" office:value="0.00625" calcext:value-type="percentage">
            <text:p>0.63%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3" table:formula="of:=50/(COS([.I43]*PI()/180))" office:value-type="float" office:value="70.7106781186547" calcext:value-type="float">
            <text:p>71</text:p>
          </table:table-cell>
          <table:table-cell table:number-columns-repeated="2"/>
          <table:table-cell office:value-type="string" calcext:value-type="string">
            <text:p>actual distance</text:p>
          </table:table-cell>
          <table:table-cell office:value-type="string" calcext:value-type="string">
            <text:p>Perpendicular length</text:p>
          </table:table-cell>
          <table:table-cell office:value-type="string" calcext:value-type="string">
            <text:p>US reading</text:p>
          </table:table-cell>
          <table:table-cell office:value-type="string" calcext:value-type="string">
            <text:p>angle deviation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style-name="ce2" table:formula="of:=([.B44]-[.A44])/[.A44]" office:value-type="percentage" office:value="0.00588235294117647" calcext:value-type="percentage">
            <text:p>0.59%</text:p>
          </table:table-cell>
          <table:table-cell table:style-name="ce2" table:formula="of:=ABS([.C44])" office:value-type="percentage" office:value="0.00588235294117647" calcext:value-type="percentage">
            <text:p>0.59%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" table:formula="of:=50/(COS([.I44]*PI()/180))" office:value-type="float" office:value="77.7861913430206" calcext:value-type="float">
            <text:p>7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5" table:formula="of:=DEGREES(ACOS([.N44]/[.M44]))" office:value-type="float" office:value="31.5198585798836" calcext:value-type="float">
            <text:p>31.52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style-name="ce2" table:formula="of:=([.B45]-[.A45])/[.A45]" office:value-type="percentage" office:value="0.00555555555555556" calcext:value-type="percentage">
            <text:p>0.56%</text:p>
          </table:table-cell>
          <table:table-cell table:style-name="ce2" table:formula="of:=ABS([.C45])" office:value-type="percentage" office:value="0.00555555555555556" calcext:value-type="percentage">
            <text:p>0.56%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" table:formula="of:=50/(COS([.I45]*PI()/180))" office:value-type="float" office:value="100" calcext:value-type="float">
            <text:p>1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style-name="ce5" table:formula="of:=DEGREES(ACOS([.N45]/[.M45]))" office:value-type="float" office:value="80.1031465571841" calcext:value-type="float">
            <text:p>80.10</text:p>
          </table:table-cell>
          <table:table-cell table:number-columns-repeated="100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style-name="ce2" table:formula="of:=([.B46]-[.A46])/[.A46]" office:value-type="percentage" office:value="0.00526315789473684" calcext:value-type="percentage">
            <text:p>0.53%</text:p>
          </table:table-cell>
          <table:table-cell table:style-name="ce2" table:formula="of:=ABS([.C46])" office:value-type="percentage" office:value="0.00526315789473684" calcext:value-type="percentage">
            <text:p>0.53%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" table:formula="of:=50/(COS([.I46]*PI()/180))" office:value-type="float" office:value="146.190220008154" calcext:value-type="float">
            <text:p>14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style-name="ce5" table:formula="of:=DEGREES(ACOS([.N46]/[.M46]))" office:value-type="float" office:value="39.4005687537377" calcext:value-type="float">
            <text:p>39.40</text:p>
          </table:table-cell>
          <table:table-cell table:number-columns-repeated="100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2" table:formula="of:=([.B47]-[.A47])/[.A47]" office:value-type="percentage" office:value="0.005" calcext:value-type="percentage">
            <text:p>0.50%</text:p>
          </table:table-cell>
          <table:table-cell table:style-name="ce2" table:formula="of:=ABS([.C47])" office:value-type="percentage" office:value="0.005" calcext:value-type="percentage">
            <text:p>0.50%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" table:formula="of:=50/(COS([.I47]*PI()/180))" office:value-type="float" office:value="287.938524157182" calcext:value-type="float">
            <text:p>28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style-name="ce5" table:formula="of:=DEGREES(ACOS([.N47]/[.M47]))" office:value-type="float" office:value="39.0933679778365" calcext:value-type="float">
            <text:p>39.09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2" table:formula="of:=([.B48]-[.A48])/[.A48]" office:value-type="percentage" office:value="0.00476190476190476" calcext:value-type="percentage">
            <text:p>0.48%</text:p>
          </table:table-cell>
          <table:table-cell table:style-name="ce2" table:formula="of:=ABS([.C48])" office:value-type="percentage" office:value="0.00476190476190476" calcext:value-type="percentage">
            <text:p>0.48%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inf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5" table:formula="of:=DEGREES(ACOS([.N48]/[.M48]))" office:value-type="float" office:value="42.6679254941084" calcext:value-type="float">
            <text:p>42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style-name="ce2" table:formula="of:=([.B49]-[.A49])/[.A49]" office:value-type="percentage" office:value="0" calcext:value-type="percentage">
            <text:p>0.00%</text:p>
          </table:table-cell>
          <table:table-cell table:style-name="ce2" table:formula="of:=ABS([.C49])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table:style-name="ce2" table:formula="of:=([.B50]-[.A50])/[.A50]" office:value-type="percentage" office:value="-0.00434782608695652" calcext:value-type="percentage">
            <text:p>-0.43%</text:p>
          </table:table-cell>
          <table:table-cell table:style-name="ce2" table:formula="of:=ABS([.C50])" office:value-type="percentage" office:value="0.00434782608695652" calcext:value-type="percentage">
            <text:p>0.43%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style-name="ce2" table:formula="of:=([.B51]-[.A51])/[.A51]" office:value-type="percentage" office:value="0" calcext:value-type="percentage">
            <text:p>0.00%</text:p>
          </table:table-cell>
          <table:table-cell table:style-name="ce2" table:formula="of:=ABS([.C51])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style-name="ce2" table:formula="of:=([.B52]-[.A52])/[.A52]" office:value-type="percentage" office:value="0" calcext:value-type="percentage">
            <text:p>0.00%</text:p>
          </table:table-cell>
          <table:table-cell table:style-name="ce2" table:formula="of:=ABS([.C52])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table:style-name="ce2" table:formula="of:=([.B53]-[.A53])/[.A53]" office:value-type="percentage" office:value="-0.0192307692307692" calcext:value-type="percentage">
            <text:p>-1.92%</text:p>
          </table:table-cell>
          <table:table-cell table:style-name="ce2" table:formula="of:=ABS([.C53])" office:value-type="percentage" office:value="0.0192307692307692" calcext:value-type="percentage">
            <text:p>1.92%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table:style-name="ce2" table:formula="of:=([.B54]-[.A54])/[.A54]" office:value-type="percentage" office:value="-0.0555555555555556" calcext:value-type="percentage">
            <text:p>-5.56%</text:p>
          </table:table-cell>
          <table:table-cell table:style-name="ce2" table:formula="of:=ABS([.C54])" office:value-type="percentage" office:value="0.0555555555555556" calcext:value-type="percentage">
            <text:p>5.56%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table:style-name="ce2" table:formula="of:=([.B55]-[.A55])/[.A55]" office:value-type="percentage" office:value="-0.0892857142857143" calcext:value-type="percentage">
            <text:p>-8.93%</text:p>
          </table:table-cell>
          <table:table-cell table:style-name="ce2" table:formula="of:=ABS([.C55])" office:value-type="percentage" office:value="0.0892857142857143" calcext:value-type="percentage">
            <text:p>8.93%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Actual dist(cm)</text:p>
          </table:table-cell>
          <table:table-cell office:value-type="string" calcext:value-type="string">
            <text:p>Reading</text:p>
          </table:table-cell>
          <table:table-cell table:number-columns-repeated="2"/>
          <table:table-cell office:value-type="string" calcext:value-type="string">
            <text:p>Measurement at 40cm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/>
          <table:table-cell table:style-name="Default"/>
          <table:table-cell office:value-type="string" calcext:value-type="string">
            <text:p>Mean</text:p>
          </table:table-cell>
          <table:table-cell table:formula="of:=AVERAGE([.B59:.B68])" office:value-type="float" office:value="40.5" calcext:value-type="float">
            <text:p>40.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Mean dev</text:p>
          </table:table-cell>
          <table:table-cell table:formula="of:=[.F59]-40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t. dev</text:p>
          </table:table-cell>
          <table:table-cell table:formula="of:=STDEV([.B59:.B68])" office:value-type="float" office:value="0.52704627669473" calcext:value-type="float">
            <text:p>0.5270462767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easurement at 100cm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B69:.B78])" office:value-type="float" office:value="101.5" calcext:value-type="float">
            <text:p>101.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style-name="Default" office:value-type="string" calcext:value-type="string">
            <text:p>Mean dev</text:p>
          </table:table-cell>
          <table:table-cell table:style-name="Default" table:formula="of:=[.F64]-100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. dev</text:p>
          </table:table-cell>
          <table:table-cell table:formula="of:=STDEV([.B69:.B78])" office:value-type="float" office:value="0.52704627669473" calcext:value-type="float">
            <text:p>0.5270462767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0:11:58</meta:creation-date>
    <dc:language>en-GB</dc:language>
    <dc:date>2016-11-08T12:25:33.613427140</dc:date>
    <meta:editing-cycles>2</meta:editing-cycles>
    <meta:editing-duration>PT12M38S</meta:editing-duration>
    <meta:generator>LibreOffice/5.1.4.2$Linux_X86_64 LibreOffice_project/10m0$Build-2</meta:generator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9.499cm" svg:height="10.935cm" xlink:href=".." xlink:type="simple" chart:class="chart:scatter" chart:style-name="ch1">
        <chart:legend chart:legend-position="end" svg:x="17.236cm" svg:y="5.168cm" style:legend-expansion="high" chart:style-name="ch2"/>
        <chart:plot-area chart:style-name="ch3" table:cell-range-address="Sheet1.A9:Sheet1.A55 Sheet1.D9:Sheet1.D55" svg:x="0.389cm" svg:y="0.218cm" svg:width="16.458cm" svg:height="10.499cm">
          <chartooo:coordinate-region svg:x="1.989cm" svg:y="0.417cm" svg:width="14.578cm" svg:height="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D55" chart:class="chart:scatter">
            <chart:domain table:cell-range-address="Sheet1.A9:Sheet1.A55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:Sheet1.A55</svg:desc>
                </draw:g>
              </table:table-cell>
              <table:table-cell office:value-type="float" office:value="NaN">
                <text:p>NaN</text:p>
                <draw:g>
                  <svg:desc>Sheet1.D9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">
                <text:p>170</text:p>
              </table:table-cell>
              <table:table-cell office:value-type="float" office:value="0.00588235294117647">
                <text:p>0.00588235294117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0526315789473684">
                <text:p>0.005263157894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0">
                <text:p>230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">
                <text:p>260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">
                <text:p>27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">
                <text:p>280</text:p>
              </table:table-cell>
              <table:table-cell office:value-type="float" office:value="0.0892857142857143">
                <text:p>0.089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